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ow, that you understand how public key encryption work, you need to practice.</text:p>
      <text:p text:style-name="Text_20_body">Java has a well-written package for this, called <text:span text:style-name="Strong_20_Emphasis">java.security</text:span>, or the other name is JDK Security API.</text:p>
      <text:p text:style-name="Text_20_body">Complete the following tutorial:<text:line-break/><text:a xlink:type="simple" xlink:href="https://docs.oracle.com/javase/tutorial/security/apisign/index.html" office:target-frame-name="_blank" xlink:show="new" text:style-name="Internet_20_link" text:visited-style-name="Visited_20_Internet_20_Link">https://docs.oracle.com/javase/tutorial/security/apisign/index.html (Links to an external site.)Links to an external site.</text:a></text:p>
      <text:p text:style-name="Text_20_body">Test your programs with the data below:</text:p>
      <text:list xml:id="list8845881482981400907" text:style-name="L1">
        <text:list-item>
          <text:p text:style-name="P2">Create a simple text file, called <text:span text:style-name="Source_20_Text">input.txt</text:span> </text:p>
        </text:list-item>
        <text:list-item>
          <text:p text:style-name="P2">The content of the file is only one word: "Codecool" </text:p>
        </text:list-item>
        <text:list-item>
          <text:p text:style-name="P2">Generate a digital signature for this <text:span text:style-name="Source_20_Text">input.txt</text:span> </text:p>
        </text:list-item>
        <text:list-item>
          <text:p text:style-name="P2">Validate back your file signature </text:p>
        </text:list-item>
        <text:list-item>
          <text:p text:style-name="P1">Push your entire project with the output files (<text:span text:style-name="Source_20_Text">sig</text:span>, <text:span text:style-name="Source_20_Text">suepk</text:span>) to Github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8:02:52.019169302</meta:creation-date>
    <dc:date>2017-08-18T18:03:36.692707944</dc:date>
    <meta:editing-duration>PT44S</meta:editing-duration>
    <meta:editing-cycles>1</meta:editing-cycles>
    <meta:document-statistic meta:table-count="0" meta:image-count="0" meta:object-count="0" meta:page-count="1" meta:paragraph-count="9" meta:word-count="97" meta:character-count="634" meta:non-whitespace-character-count="546"/>
    <meta:generator>LibreOffice/5.1.6.2$Linux_X86_64 LibreOffice_project/10m0$Build-2</meta:generator>
  </office:meta>
</office:document-meta>
</file>